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0000000200C3C2EBE14183F3F8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cff8" officeooo:paragraph-rsid="000ecf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Bathroom_20_Tiles" draw:display-name="Bathroom Tiles" xlink:href="Pictures/100000000000020000000200C3C2EBE14183F3F8.jp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Bathroom_20_Tiles" draw:fill-image-width="0in" draw:fill-image-height="0in" style:repeat="repeat" draw:fill-image-ref-point-x="0%" draw:fill-image-ref-point-y="0%" draw:fill-image-ref-point="center" draw:tile-repeat-offset="0% vertical" style:footnote-max-height="0in" loext:margin-gutter="0in">
        <style:background-image xlink:href="Pictures/100000000000020000000200C3C2EBE14183F3F8.jpg" xlink:type="simple" xlink:actuate="onLoad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border" draw:fill-image-name="Bathroom_20_Tiles" draw:fill-image-width="0in" draw:fill-image-height="0in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23T14:50:58.951000000</meta:creation-date>
    <meta:editing-cycles>18</meta:editing-cycles>
    <meta:editing-duration>PT16M15S</meta:editing-duration>
    <dc:title>Document met titel</dc:title>
    <dc:date>2022-10-11T19:00:31.456523458</dc:date>
    <meta:generator>LibreOffice/7.3.3.2$Linux_X86_64 LibreOffice_project/3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